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549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550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3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551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363cm" svg:y1="15.424cm" svg:x2="10.831cm" svg:y2="14.244cm">
            <text:p/>
          </draw:line>
          <draw:g>
            <draw:line draw:style-name="gr2" draw:text-style-name="P1" draw:layer="layout" svg:x1="9.361cm" svg:y1="15.115cm" svg:x2="9.561cm" svg:y2="15.315cm">
              <text:p/>
            </draw:line>
            <draw:line draw:style-name="gr2" draw:text-style-name="P1" draw:layer="layout" svg:x1="9.36cm" svg:y1="15.315cm" svg:x2="9.561cm" svg:y2="15.116cm">
              <text:p/>
            </draw:line>
          </draw:g>
          <draw:g>
            <draw:line draw:style-name="gr2" draw:text-style-name="P1" draw:layer="layout" svg:x1="10.689cm" svg:y1="14.207cm" svg:x2="10.959cm" svg:y2="14.29cm">
              <text:p/>
            </draw:line>
            <draw:line draw:style-name="gr2" draw:text-style-name="P1" draw:layer="layout" svg:x1="10.785cm" svg:y1="14.385cm" svg:x2="10.868cm" svg:y2="14.115cm">
              <text:p/>
            </draw:line>
          </draw:g>
          <draw:line draw:style-name="gr3" draw:text-style-name="P1" draw:layer="layout" svg:x1="8.563cm" svg:y1="15.124cm" svg:x2="12.363cm" svg:y2="15.524cm">
            <text:p/>
          </draw:line>
          <draw:g>
            <draw:line draw:style-name="gr2" draw:text-style-name="P1" draw:layer="layout" svg:x1="11.253cm" svg:y1="15.318cm" svg:x2="11.452cm" svg:y2="15.517cm">
              <text:p/>
            </draw:line>
            <draw:line draw:style-name="gr2" draw:text-style-name="P1" draw:layer="layout" svg:x1="11.251cm" svg:y1="15.516cm" svg:x2="11.454cm" svg:y2="15.319cm">
              <text:p/>
            </draw:line>
          </draw:g>
          <draw:frame draw:style-name="gr4" draw:text-style-name="P3" draw:layer="layout" svg:width="0.941cm" svg:height="0.733cm" svg:x="8.918cm" svg:y="14.42cm">
            <draw:text-box draw:corner-radius="0.145cm">
              <text:p text:style-name="P2"><text:span text:style-name="T1">L </text:span></text:p>
            </draw:text-box>
          </draw:frame>
          <draw:frame draw:style-name="gr4" draw:text-style-name="P3" draw:layer="layout" svg:width="0.943cm" svg:height="0.733cm" svg:x="10.559cm" svg:y="15.219cm">
            <draw:text-box draw:corner-radius="0.145cm">
              <text:p text:style-name="P2"><text:span text:style-name="T1"><text:s/></text:span></text:p>
            </draw:text-box>
          </draw:frame>
          <draw:line draw:style-name="gr5" draw:text-style-name="P1" draw:layer="layout" svg:x1="9.463cm" svg:y1="15.224cm" svg:x2="11.563cm" svg:y2="13.724cm">
            <text:p/>
          </draw:line>
          <draw:frame draw:style-name="gr4" draw:text-style-name="P3" draw:layer="layout" svg:width="0.943cm" svg:height="0.733cm" svg:x="9.963cm" svg:y="13.824cm">
            <draw:text-box draw:corner-radius="0.145cm">
              <text:p text:style-name="P2"><text:span text:style-name="T1">C </text:span></text:p>
            </draw:text-box>
          </draw:frame>
          <draw:frame draw:style-name="gr4" draw:text-style-name="P3" draw:layer="layout" svg:width="0.941cm" svg:height="0.733cm" svg:x="10.622cm" svg:y="15.193cm">
            <draw:text-box draw:corner-radius="0.145cm">
              <text:p text:style-name="P2"><text:span text:style-name="T1">I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49" draw:display-name="Dashed (var) 6549" draw:style="rect" draw:dots1="1" draw:dots1-length="41%" draw:distance="31%"/>
    <draw:stroke-dash draw:name="Dashed_20__28_var_29__20_6550" draw:display-name="Dashed (var) 6550" draw:style="rect" draw:dots1="1" draw:dots1-length="41%" draw:distance="31%"/>
    <draw:stroke-dash draw:name="Dashed_20__28_var_29__20_6551" draw:display-name="Dashed (var) 6551" draw:style="rect" draw:dots1="1" draw:dots1-length="41%" draw:distance="3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1:24.435726913</meta:creation-date>
    <dc:date>2018-02-09T11:21:40.213359791</dc:date>
    <meta:editing-duration>PT16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